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1e3ee" officeooo:paragraph-rsid="0011e3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copied mainwin from nim to the folder, have to customize it to suit ELSA.</text:p>
      <text:p text:style-name="P1"/>
      <text:p text:style-name="P1">Most codes match with nim but still need to recode the new stuff in ELSA and need to remove the unnecessary classes that were made from nim.</text:p>
      <text:p text:style-name="P1"/>
      <text:p text:style-name="P1">Update the scrum along the way.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8T02:55:58.272197988</meta:creation-date>
    <meta:generator>LibreOffice/6.0.7.3$Linux_X86_64 LibreOffice_project/00m0$Build-3</meta:generator>
    <dc:date>2020-03-28T02:58:29.791644763</dc:date>
    <meta:editing-duration>PT2M34S</meta:editing-duration>
    <meta:editing-cycles>1</meta:editing-cycles>
    <meta:document-statistic meta:table-count="0" meta:image-count="0" meta:object-count="0" meta:page-count="1" meta:paragraph-count="3" meta:word-count="48" meta:character-count="247" meta:non-whitespace-character-count="201"/>
  </office:meta>
</office:document-meta>
</file>